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2/01/2012 au 31/01/2012</text:p>
      <text:p text:style-name="P2"/>
      <text:p text:style-name="P2">Au cour de ce mois de janvier et dans le cadre de la recherche sur Generic System, j'ai participé à la réflexion et à la mise en place des différents points suivants :</text:p>
      <text:p text:style-name="P5"/>
      <text:list xml:id="list1401259889" text:style-name="L1">
        <text:list-item>
          <text:p text:style-name="P3"><text:span text:style-name="T1">Réflexion sur le nouveau modèle de représentation</text:span></text:p>
          <text:list>
            <text:list-item>
              <text:p text:style-name="P3"><text:span text:style-name="T1">apparition de la notion d'étiquette</text:span></text:p>
            </text:list-item>
            <text:list-item>
              <text:p text:style-name="P3"><text:span text:style-name="T1">participation à la réflexion sur les compositions et l'héritage multiple</text:span></text:p>
            </text:list-item>
            <text:list-item>
              <text:p text:style-name="P3"><text:span text:style-name="T1">participation à la réflexion les relations d'un type vers lui même</text:span></text:p>
            </text:list-item>
          </text:list>
        </text:list-item>
        <text:list-item>
          <text:p text:style-name="P4">Implémentation du nouveau modèle de représentation</text:p>
          <text:list>
            <text:list-item>
              <text:p text:style-name="P4">création de l'interface Generic</text:p>
            </text:list-item>
            <text:list-item>
              <text:p text:style-name="P4">participation à la mise en place de l'implémentation de structuralIterator (permet d'avoir la structure d'un objet)</text:p>
            </text:list-item>
            <text:list-item>
              <text:p text:style-name="P4">mise en place de la notion d'étiquette pour les relations (relation et link)</text:p>
            </text:list-item>
            <text:list-item>
              <text:p text:style-name="P4">participation à la mise en place des Avatar, afin de résoudre les relations d'un type vers lui même</text:p>
            </text:list-item>
            <text:list-item>
              <text:p text:style-name="P4">participation à la mise en place de l'implémentation de concreteIterator (permet d'avoir les instances d'un objet pour un attribut ou une relation)</text:p>
            </text:list-item>
            <text:list-item>
              <text:p text:style-name="P4">mise en place de subTypesIterator (pour récupérer les sous types directs d'une classe) et de allSubTypesIterator (pour récupérer tous les sous types d'une classe)</text:p>
            </text:list-item>
            <text:list-item>
              <text:p text:style-name="P4">mise en place instancesIterator (pour récupérer les instances directes d'une classe) et de allInstancesIterator (pour récupérer toutes les instances d'une classe)</text:p>
            </text:list-item>
            <text:list-item>
              <text:p text:style-name="P4">retour arrière sur les Avatar et mise en place des ComplexRelation et ComplexLink</text:p>
            </text:list-item>
          </text:list>
        </text:list-item>
        <text:list-item>
          <text:p text:style-name="P4">Mise à niveau des tests unitai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02-06T16:44:59</dc:date>
    <meta:editing-duration>PT3H4M39S</meta:editing-duration>
    <meta:editing-cycles>34</meta:editing-cycles>
    <meta:generator>LibreOffice/3.4$Unix LibreOffice_project/340m1$Build-502</meta:generator>
    <meta:print-date>2012-02-06T16:32:17</meta:print-date>
    <meta:document-statistic meta:table-count="0" meta:image-count="0" meta:object-count="0" meta:page-count="1" meta:paragraph-count="18" meta:word-count="235" meta:character-count="1434" meta:non-whitespace-character-count="1231"/>
  </office:meta>
</office:document-meta>
</file>